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5.533cm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2.04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607cm" fo:min-width="2.358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bottom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2.676cm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2.041cm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4.898cm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3.945cm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2.358cm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3cm" fo:min-width="2.676cm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02cm" fo:min-width="4.262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16" draw:marker-end-width="0.3cm" draw:fill="none" draw:textarea-vertical-align="top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21" style:family="graphic" style:parent-style-name="objectwithoutfill" style:list-style-name="L1">
      <style:graphic-properties svg:stroke-color="#000000" draw:marker-end="Arrowheads_20_26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svg:stroke-color="#000000" draw:marker-end="Arrowheads_20_27" draw:marker-end-width="0.3cm" draw:fill="none" draw:textarea-vertical-align="bottom"/>
      <style:paragraph-properties style:writing-mode="lr-tb"/>
    </style:style>
    <style:style style:name="gr23" style:family="graphic" style:parent-style-name="objectwithoutfill" style:list-style-name="L1">
      <style:graphic-properties svg:stroke-color="#000000" draw:marker-end="Arrowheads_20_28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svg:stroke-color="#000000" draw:marker-end="Arrowheads_20_29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left="4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margin-left="4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6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033cm" svg:height="0.952cm" svg:x="7.667cm" svg:y="12.113cm">
          <text:p text:style-name="P1"><text:span text:style-name="T1">Reference coun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033cm" svg:height="0.952cm" svg:x="7.667cm" svg:y="9.572cm">
          <text:p text:style-name="P1"><text:span text:style-name="T1">Signal cou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4cm" svg:height="0.952cm" svg:x="14.97cm" svg:y="10.842cm">
          <text:p text:style-name="P3"><text:span text:style-name="T1">Demux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97cm" svg:y1="11.318cm" svg:x2="13.7cm" svg:y2="12.589cm" draw:start-shape="id1" draw:start-glue-point="3" draw:end-shape="id2" draw:end-glue-point="1" svg:d="M14970 11318h-635v1271h-635" svg:viewBox="0 0 1271 1272">
          <text:p/>
        </draw:connector>
        <draw:connector draw:style-name="gr4" draw:text-style-name="P4" draw:layer="layout" svg:x1="14.97cm" svg:y1="11.318cm" svg:x2="13.7cm" svg:y2="10.048cm" draw:start-shape="id1" draw:start-glue-point="3" draw:end-shape="id3" draw:end-glue-point="1" svg:d="M14970 11318h-635v-1270h-635" svg:viewBox="0 0 1271 1271">
          <text:p text:style-name="P1"/>
        </draw:connector>
        <draw:custom-shape draw:style-name="gr5" draw:text-style-name="P2" xml:id="id4" draw:id="id4" draw:layer="layout" svg:width="2.858cm" svg:height="2.857cm" svg:x="14.969cm" svg:y="13.065cm">
          <text:p text:style-name="P3"><text:span text:style-name="T1">MCU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6.398cm" svg:y1="13.065cm" svg:x2="16.24cm" svg:y2="11.794cm" draw:start-shape="id4" draw:start-glue-point="0" draw:end-shape="id1" draw:end-glue-point="2" svg:d="M16398 13065v-636h-158v-635" svg:viewBox="0 0 159 1272">
          <text:p text:style-name="P5"><text:span text:style-name="T2">SBUS</text:span></text:p>
        </draw:connector>
        <draw:custom-shape draw:style-name="gr7" draw:text-style-name="P2" xml:id="id10" draw:id="id10" draw:layer="layout" svg:width="3.176cm" svg:height="0.952cm" svg:x="5.762cm" svg:y="5.763cm">
          <text:p text:style-name="P1"><text:span text:style-name="T1">Main gat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2.541cm" svg:height="0.952cm" svg:x="7.984cm" svg:y="3.54cm">
          <text:p text:style-name="P1"><text:span text:style-name="T1">FlipFlop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5.398cm" svg:height="0.952cm" svg:x="12.429cm" svg:y="1cm">
          <text:p text:style-name="P1"><text:span text:style-name="T1">Signal condition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4.445cm" svg:height="0.952cm" svg:x="12.747cm" svg:y="3.54cm">
          <text:p text:style-name="P1"><text:span text:style-name="T1">Schmitt trig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2.858cm" svg:height="0.952cm" svg:x="6.397cm" svg:y="1cm">
          <text:p text:style-name="P1"><text:span text:style-name="T1">Mains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9" draw:id="id9" draw:layer="layout" svg:width="3.176cm" svg:height="0.953cm" svg:x="1.952cm" svg:y="5.762cm">
          <text:p text:style-name="P1"><text:span text:style-name="T1">Main ga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" draw:id="id11" draw:layer="layout" svg:width="4.762cm" svg:height="0.952cm" svg:x="1.952cm" svg:y="2.587cm">
          <text:p text:style-name="P1"><text:span text:style-name="T1">Reference clock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9.255cm" svg:y1="1.476cm" svg:x2="12.429cm" svg:y2="1.476cm" draw:start-shape="id5" draw:start-glue-point="1" draw:end-shape="id6" draw:end-glue-point="3" svg:d="M9255 1476h3174" svg:viewBox="0 0 3175 1">
          <text:p/>
        </draw:connector>
        <draw:connector draw:style-name="gr15" draw:text-style-name="P4" draw:layer="layout" svg:x1="12.747cm" svg:y1="4.016cm" svg:x2="10.525cm" svg:y2="4.016cm" draw:start-shape="id7" draw:start-glue-point="3" draw:end-shape="id8" draw:end-glue-point="1" svg:d="M12747 4016h-2222" svg:viewBox="0 0 2223 1">
          <text:p/>
        </draw:connector>
        <draw:connector draw:style-name="gr16" draw:text-style-name="P7" draw:layer="layout" svg:x1="9.254cm" svg:y1="4.492cm" svg:x2="3.54cm" svg:y2="5.762cm" draw:start-shape="id8" draw:start-glue-point="2" draw:end-shape="id9" draw:end-glue-point="0" svg:d="M9254 4492v635h-5714v635" svg:viewBox="0 0 5715 1271">
          <text:p text:style-name="P1"><text:span text:style-name="T2">GateEnable</text:span></text:p>
        </draw:connector>
        <draw:connector draw:style-name="gr17" draw:text-style-name="P4" draw:layer="layout" svg:x1="9.254cm" svg:y1="4.492cm" svg:x2="7.35cm" svg:y2="5.763cm" draw:start-shape="id8" draw:start-glue-point="2" draw:end-shape="id10" draw:end-glue-point="0" svg:d="M9254 4492v636h-1904v635" svg:viewBox="0 0 1905 1272">
          <text:p/>
        </draw:connector>
        <draw:connector draw:style-name="gr18" draw:text-style-name="P4" draw:layer="layout" svg:x1="1.952cm" svg:y1="3.063cm" svg:x2="1.952cm" svg:y2="6.238cm" draw:start-shape="id11" draw:start-glue-point="3" draw:end-shape="id9" draw:end-glue-point="3" svg:d="M1952 3063h-501v3175h501" svg:viewBox="0 0 502 3176">
          <text:p/>
        </draw:connector>
        <draw:connector draw:style-name="gr19" draw:text-style-name="P4" draw:layer="layout" svg:x1="7.35cm" svg:y1="6.715cm" svg:x2="7.667cm" svg:y2="10.048cm" draw:start-shape="id10" draw:start-glue-point="2" draw:end-shape="id3" draw:end-glue-point="3" svg:d="M7350 6715v1429h-185v1904h502" svg:viewBox="0 0 503 3334">
          <text:p/>
        </draw:connector>
        <draw:connector draw:style-name="gr20" draw:text-style-name="P4" draw:layer="layout" svg:x1="3.54cm" svg:y1="6.715cm" svg:x2="7.667cm" svg:y2="12.589cm" draw:start-shape="id9" draw:start-glue-point="2" draw:end-shape="id2" draw:end-glue-point="3" svg:d="M3540 6715v5874h4127" svg:viewBox="0 0 4128 5875">
          <text:p/>
        </draw:connector>
        <draw:connector draw:style-name="gr21" draw:text-style-name="P9" draw:layer="layout" draw:line-skew="0.635cm" svg:x1="12.747cm" svg:y1="4.016cm" svg:x2="8.938cm" svg:y2="6.239cm" draw:start-shape="id7" draw:start-glue-point="3" draw:end-shape="id10" draw:end-glue-point="1" svg:d="M12747 4016h-1270v2223h-2539" svg:viewBox="0 0 3810 2224">
          <text:p text:style-name="P8"><text:span text:style-name="T2">ConSignal</text:span></text:p>
        </draw:connector>
        <draw:connector draw:style-name="gr22" draw:text-style-name="P7" draw:layer="layout" svg:x1="10.683cm" svg:y1="13.065cm" svg:x2="14.969cm" svg:y2="14.493cm" draw:start-shape="id2" draw:start-glue-point="2" draw:end-shape="id4" draw:end-glue-point="3" svg:d="M10683 13065v1428h4286" svg:viewBox="0 0 4287 1429">
          <text:p text:style-name="P1"><text:span text:style-name="T2">CBUS</text:span></text:p>
        </draw:connector>
        <draw:connector draw:style-name="gr23" draw:text-style-name="P11" draw:layer="layout" svg:x1="10.683cm" svg:y1="10.524cm" svg:x2="10.683cm" svg:y2="12.113cm" draw:start-shape="id3" draw:start-glue-point="2" draw:end-shape="id2" draw:end-glue-point="0" svg:d="M10683 10524v1589" svg:viewBox="0 0 1 1590">
          <text:p text:style-name="P10"><text:span text:style-name="T2">C</text:span><text:span text:style-name="T2">B</text:span><text:span text:style-name="T2">U</text:span><text:span text:style-name="T2">S</text:span></text:p>
        </draw:connector>
        <draw:connector draw:style-name="gr24" draw:text-style-name="P7" draw:layer="layout" draw:line-skew="-0.183cm -0.452cm" svg:x1="17.827cm" svg:y1="14.493cm" svg:x2="9.254cm" svg:y2="3.54cm" draw:start-shape="id4" draw:start-glue-point="1" draw:end-shape="id8" draw:end-glue-point="0" svg:d="M17827 14493h318v-11906h-8891v953" svg:viewBox="0 0 8892 11907">
          <text:p text:style-name="P12"><text:span text:style-name="T2">GateTime</text:span></text:p>
        </draw:connector>
        <draw:connector draw:style-name="gr25" draw:text-style-name="P4" draw:layer="layout" draw:line-skew="0.769cm" svg:x1="17.827cm" svg:y1="1.476cm" svg:x2="17.192cm" svg:y2="4.016cm" draw:start-shape="id6" draw:start-glue-point="1" draw:end-shape="id7" draw:end-glue-point="1" svg:d="M17827 1476h1270v2540h-1905" svg:viewBox="0 0 1906 254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9:36:29.014668271</meta:creation-date>
    <dc:date>2023-04-04T10:27:21.833017648</dc:date>
    <meta:editing-duration>PT39M31S</meta:editing-duration>
    <meta:editing-cycles>2</meta:editing-cycles>
    <meta:generator>LibreOffice/7.4.5.1$Linux_X86_64 LibreOffice_project/40$Build-1</meta:generator>
    <meta:document-statistic meta:object-count="26"/>
  </office:meta>
</office:document-meta>
</file>